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zxx" fo:country="none" style:text-underline-style="none" fo:font-weight="normal" officeooo:rsid="00087a08" officeooo:paragraph-rsid="00087a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style:text-properties style:font-name="Liberation Serif" fo:font-size="12pt" fo:language="zxx" fo:country="none" style:text-underline-style="none" fo:font-weight="normal" officeooo:rsid="000717d2" officeooo:paragraph-rsid="00087a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font-name="Liberation Serif" fo:font-size="12pt" fo:language="zxx" fo:country="none" style:text-underline-style="none" fo:font-weight="normal" officeooo:rsid="000d8863" officeooo:paragraph-rsid="000f39f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font-name="Liberation Serif" fo:font-size="12pt" fo:language="zxx" fo:country="none" style:text-underline-style="none" fo:font-weight="normal" officeooo:rsid="000f39f6" officeooo:paragraph-rsid="000f39f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>
      <style:text-properties style:font-name="Liberation Serif" fo:font-size="12pt" fo:language="zxx" fo:country="none" style:text-underline-style="none" fo:font-weight="normal" officeooo:rsid="0011194e" officeooo:paragraph-rsid="0011194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text-properties style:font-name="Liberation Serif" fo:font-size="12pt" fo:language="zxx" fo:country="none" style:text-underline-style="none" fo:font-weight="normal" officeooo:rsid="0011194e" officeooo:paragraph-rsid="00113a8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text-properties style:font-name="Liberation Serif" fo:font-size="12pt" fo:language="zxx" fo:country="none" style:text-underline-style="none" fo:font-weight="normal" officeooo:rsid="00113a8e" officeooo:paragraph-rsid="00113a8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text-properties style:font-name="Liberation Serif" fo:font-size="12pt" fo:language="zxx" fo:country="none" style:text-underline-style="none" fo:font-weight="normal" officeooo:rsid="0013e6d8" officeooo:paragraph-rsid="0015535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text-properties style:font-name="Liberation Serif" fo:font-size="12pt" fo:language="zxx" fo:country="none" style:text-underline-style="none" fo:font-weight="normal" officeooo:rsid="0013e6d8" officeooo:paragraph-rsid="0013e6d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text-properties style:font-name="Liberation Serif" fo:font-size="12pt" fo:language="zxx" fo:country="none" style:text-underline-style="none" fo:font-weight="normal" officeooo:rsid="0013e6d8" officeooo:paragraph-rsid="0017b4b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text-properties style:font-name="Liberation Serif" fo:font-size="12pt" fo:language="zxx" fo:country="none" style:text-underline-style="none" fo:font-weight="normal" officeooo:rsid="0013e6d8" officeooo:paragraph-rsid="0019844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text-properties style:font-name="Liberation Serif" fo:font-size="12pt" fo:language="zxx" fo:country="none" style:text-underline-style="none" fo:font-weight="normal" officeooo:rsid="0019844c" officeooo:paragraph-rsid="0019844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text-properties style:font-name="Liberation Serif" fo:font-size="12pt" fo:language="zxx" fo:country="none" style:text-underline-style="none" fo:font-weight="normal" officeooo:rsid="001be177" officeooo:paragraph-rsid="001be17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text-properties style:font-name="Liberation Serif" fo:font-size="12pt" fo:language="zxx" fo:country="none" fo:font-style="normal" style:text-underline-style="none" fo:font-weight="normal" officeooo:rsid="000f39f6" officeooo:paragraph-rsid="000f39f6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font-name="Liberation Serif" fo:font-size="12pt" fo:language="zxx" fo:country="none" style:text-underline-style="solid" style:text-underline-width="auto" style:text-underline-color="font-color" fo:font-weight="bold" officeooo:rsid="0019844c" officeooo:paragraph-rsid="0019844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text-properties fo:font-size="18pt" fo:language="zxx" fo:country="none" style:text-underline-style="solid" style:text-underline-width="auto" style:text-underline-color="font-color" fo:font-weight="bold" officeooo:rsid="000717d2" officeooo:paragraph-rsid="000717d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7" style:family="paragraph" style:parent-style-name="Standard">
      <style:text-properties style:font-name="Linux Biolinum G" fo:font-size="18pt" fo:language="zxx" fo:country="none" style:text-underline-style="solid" style:text-underline-width="auto" style:text-underline-color="font-color" fo:font-weight="bold" officeooo:rsid="000717d2" officeooo:paragraph-rsid="000717d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1" style:family="text">
      <style:text-properties officeooo:rsid="000a5277"/>
    </style:style>
    <style:style style:name="T2" style:family="text">
      <style:text-properties officeooo:rsid="000f39f6"/>
    </style:style>
    <style:style style:name="T3" style:family="text">
      <style:text-properties fo:font-style="italic" officeooo:rsid="000f39f6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39f6" style:font-style-asian="normal" style:font-style-complex="normal"/>
    </style:style>
    <style:style style:name="T6" style:family="text">
      <style:text-properties fo:font-style="normal" officeooo:rsid="0011194e" style:font-style-asian="normal" style:font-style-complex="normal"/>
    </style:style>
    <style:style style:name="T7" style:family="text">
      <style:text-properties officeooo:rsid="00113a8e"/>
    </style:style>
    <style:style style:name="T8" style:family="text">
      <style:text-properties officeooo:rsid="0013e6d8"/>
    </style:style>
    <style:style style:name="T9" style:family="text">
      <style:text-properties officeooo:rsid="0015535a"/>
    </style:style>
    <style:style style:name="T10" style:family="text">
      <style:text-properties officeooo:rsid="0016cb4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13a8e" style:font-weight-asian="bold" style:font-weight-complex="bold"/>
    </style:style>
    <style:style style:name="T13" style:family="text">
      <style:text-properties fo:font-weight="bold" officeooo:rsid="0013e6d8" style:font-weight-asian="bold" style:font-weight-complex="bold"/>
    </style:style>
    <style:style style:name="T14" style:family="text">
      <style:text-properties fo:font-weight="bold" officeooo:rsid="0017b4b5" style:font-weight-asian="bold" style:font-weight-complex="bold"/>
    </style:style>
    <style:style style:name="T15" style:family="text">
      <style:text-properties officeooo:rsid="0017b4b5"/>
    </style:style>
    <style:style style:name="T16" style:family="text">
      <style:text-properties officeooo:rsid="0019844c"/>
    </style:style>
    <style:style style:name="T17" style:family="text">
      <style:text-properties officeooo:rsid="001a04ee"/>
    </style:style>
    <style:style style:name="T18" style:family="text">
      <style:text-properties officeooo:rsid="001cd1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>El consum d'alcohol dels estudiants</text:p>
      <text:p text:style-name="P17"/>
      <text:p text:style-name="P1">L'objectiu de la nostra pràctica és, a partir de certes dades de la vida diària i escolar d'un conjunt d'estudiants, intentar aconseguir preveure el consum d'alcohol en ells. <text:span text:style-name="T15">Així doncs, ens trobem davant d'un problema de classificació. La nostra tasca consisteix en, a partir de certes dades sobre els alumbres, determinar si son propensos a consumir alcohol o no.</text:span></text:p>
      <text:p text:style-name="P2"/>
      <text:p text:style-name="P1">Per a fer-ho disposem d'un conjunt de dades d'estudiants que compr<text:span text:style-name="T1">è</text:span>n diferents aspectes de la seva vida. <text:span text:style-name="T1">Aquestes dades s'han obtingut d'estudiants de secundària portuguesos mitjançant informes escolars i qüestionaris resposos per els estudiants. Aquests qüestionaris contenien preguntes sobre l'entorn familiar, aspectes socials/emocionals i diferents variables relacionades amb els estudis que poden tenir a veure amb el rendiment escolar. <text:s/></text:span></text:p>
      <text:p text:style-name="P3">El <text:span text:style-name="T2">qüestionari</text:span> <text:span text:style-name="T2">primerament va ser revistat per el professorat i testejat en conjunts petits d'estudiants per obtenir un </text:span><text:span text:style-name="T3">feedback. </text:span><text:span text:style-name="T5">Finalment es va confeccionar una versió final amb 37 preguntes que els estudiants van respondre. </text:span></text:p>
      <text:p text:style-name="P14">Aquesta informació obtinguda va ser contrastada i ampliada amb informes dels centres; <text:span text:style-name="T18">e</text:span>s van eliminar dades errònies, desaparegudes o que no aportaven massa informació rellevant.</text:p>
      <text:p text:style-name="P14"/>
      <text:p text:style-name="P4"><text:span text:style-name="T4">Així doncs, la informació amb la que treballarem prové de dos fonts principals: respostes anònimes d'estudiants i informació del centre escolar sobre els mateixos estudiants. Aquesta informació és el resultat del procès descrit anteriorment.</text:span><text:span text:style-name="T6"> </text:span></text:p>
      <text:p text:style-name="P14"/>
      <text:p text:style-name="P5">Les variables obtenides de les que disponem són les següents:</text:p>
      <text:p text:style-name="P5"/>
      <text:p text:style-name="P5">·<text:span text:style-name="T11">Sex</text:span>: Gènere de l'estudiant (binari: <text:s/>“F” o “M”)</text:p>
      <text:p text:style-name="P5">·<text:span text:style-name="T11">Age</text:span>: Edat de l'estudiant (valor numèric: 15 a 22)</text:p>
      <text:p text:style-name="P5">·<text:span text:style-name="T11">Address</text:span>: Indica si l'estudiant viu en zona urbana o rural (binari: “U” o “R”)</text:p>
      <text:p text:style-name="P5">·<text:span text:style-name="T11">Pstatus</text:span>: Indica si els pares viuen junts o separats (binari: living together o apart)</text:p>
      <text:p text:style-name="P5">·<text:span text:style-name="T11">Medu</text:span>: <text:span text:style-name="T7">Nivell d'estudis de la mare (numèric: 0 a 4)</text:span></text:p>
      <text:p text:style-name="P6">·<text:span text:style-name="T12">F</text:span><text:span text:style-name="T11">edu</text:span>: <text:span text:style-name="T7">Nivell d'estudis del pare (numèric: 0 a 4)</text:span></text:p>
      <text:p text:style-name="P7">·<text:span text:style-name="T13">Mjob</text:span><text:span text:style-name="T8">: Area de treball de la mare (nominal: “teacher”, <text:s/>“health” relacionat amb la salut, “services” <text:tab/>serveis civils, “at_home” o “other”)</text:span></text:p>
      <text:p text:style-name="P8">·<text:span text:style-name="T11">Fjob</text:span>: <text:span text:style-name="T10">Area de treball del pare</text:span>(nominal: “teacher”, <text:s/>“health” relacionat amb la salut, “services” <text:tab/>serveis civils, “at_home” <text:span text:style-name="T10">o</text:span> “other”)</text:p>
      <text:p text:style-name="P9">·<text:span text:style-name="T11">Reason</text:span>: <text:span text:style-name="T9">Raó per la qual s'ha escollit el centre (nominal: “home” aprop de casa, “reputation”, <text:tab/>“course”, o “other”)</text:span></text:p>
      <text:p text:style-name="P9">·<text:span text:style-name="T11">Guardian</text:span>: <text:span text:style-name="T10">Tutor legal del alumne (nominal: “mother”, “father”, o “other”)</text:span></text:p>
      <text:p text:style-name="P9">·<text:span text:style-name="T11">Traveltime</text:span>: <text:span text:style-name="T10">Temps del viatje escola/domicili (numèric: 1- &lt; 15min, 2 – 15 a 30 min, 3- 30min a <text:tab/>1hora o <text:s/>4 - &gt; 1 hora)</text:span></text:p>
      <text:p text:style-name="P10">·<text:span text:style-name="T11">Studytime: </text:span><text:span text:style-name="T10">Temps setmanal d'estudi (numèric: 1 &lt;2 hores, 2 – 2 a 5 hores, 3 – 5 a 10 hores, 4- &gt;10 hores)</text:span><text:line-break/>·<text:span text:style-name="T11">Failures</text:span>: <text:span text:style-name="T15">Nombre d'assignatures fallades (numeric: n &gt;= 1 ^ n &lt;= 4, si ha suspes mes de 4 es posa <text:tab/>4)</text:span><text:line-break/>·<text:span text:style-name="T11">Schoolsup</text:span>: <text:span text:style-name="T15">L'alumne rep suport escolar extra (binari: “yes” o “no”)</text:span><text:line-break/>·<text:span text:style-name="T11">Famsu</text:span><text:span text:style-name="T14">p</text:span><text:span text:style-name="T15">: L'alumne rep suport escolar de la familia(binari: “yes” o “no”)</text:span><text:line-break/>·<text:span text:style-name="T11">Paid</text:span>: <text:span text:style-name="T15">L'alumne fa classes extra de pagament (binari: “yes” o “no”)</text:span><text:line-break/>·<text:span text:style-name="T11">Activities</text:span>: <text:span text:style-name="T15">L'alumne fa activitats extraescolars (binari: “yes” o “no”)</text:span><text:line-break/>·<text:span text:style-name="T11">Nursery</text:span>: <text:span text:style-name="T15">L'alumne ha estat atès a enfermeria del centre escolar(binari: “yes” o “no”)</text:span><text:line-break/>·<text:span text:style-name="T11">Higher</text:span>: <text:span text:style-name="T15">L'alumne vol cursar educació superior despres de l'escola (binari: “yes” o “no”)</text:span></text:p>
      <text:p text:style-name="P10">·<text:span text:style-name="T11">Internet</text:span>: <text:span text:style-name="T15">L'alumne disposa de connexió a internet (binari: “yes” o “no”)</text:span></text:p>
      <text:p text:style-name="P10"><text:soft-page-break/>·<text:span text:style-name="T11">Romantic</text:span>: <text:span text:style-name="T15">L'alumne es troba en una relació amorosa (binari: “yes” o “no”)</text:span></text:p>
      <text:p text:style-name="P9">·<text:span text:style-name="T11">Famrel</text:span>: <text:span text:style-name="T15">Qualitat de les relacions amb la familia (numèric: des de 1-molt dolentes, fins a 5-molt <text:tab/>bones)</text:span></text:p>
      <text:p text:style-name="P9">·<text:span text:style-name="T11">Freetime</text:span>: <text:span text:style-name="T15">Cantiat de temps lliure que te l'alumne fora de l'escola(numèric: des de 1-molt poc, fins a <text:tab/>5-moltíssim)</text:span></text:p>
      <text:p text:style-name="P10">·<text:span text:style-name="T11">Goout</text:span>: <text:span text:style-name="T15">L'alumne surt amb amics (numèric: des de 1-molt poc, fins a 5-moltíssim)</text:span></text:p>
      <text:p text:style-name="P10">·<text:span text:style-name="T11">Dalc</text:span>: <text:span text:style-name="T15">Consum d'alcohol entre setmana (numèric: des de 1-molt poc, fins a 5-moltíssim)</text:span></text:p>
      <text:p text:style-name="P10">·<text:span text:style-name="T11">Walc</text:span>: <text:span text:style-name="T15">Consum d'alcohol els caps de setmana (numèric: des de 1-molt poc, fins a 5-moltíssim)</text:span></text:p>
      <text:p text:style-name="P11">·<text:span text:style-name="T11">Health</text:span>: <text:span text:style-name="T16">Estat de salut del alumne <text:s/>(numèric: des de 1-molt dolent, fins a 5-molt bo)</text:span></text:p>
      <text:p text:style-name="P9">·<text:span text:style-name="T11">Absences</text:span>: <text:span text:style-name="T16">Nombre de classes a les que el alumne no ha assistit (numèric: de 0 a 93)</text:span></text:p>
      <text:p text:style-name="P9">·<text:span text:style-name="T11">G1,G1,G3</text:span>: <text:span text:style-name="T16">Notes corresponents al primer, segon i tercer periode evaluatiu (numèric: 0 a 20)</text:span></text:p>
      <text:p text:style-name="P9"/>
      <text:p text:style-name="P15">Preprocessat de les Dades</text:p>
      <text:p text:style-name="P15"/>
      <text:p text:style-name="P12">Els autors del problema escollit ens proporciones un conjunt de dades dividit en dos arxius que contenen els resultats de la recollida de dades esmentada en l'apartat anterior.</text:p>
      <text:p text:style-name="P12">Un arxiu fa referènicia a estudiants de una assignatura de matemàtiques i l'altre arxiu a estudiants de portuguès. Així doncs, hem de fer es tractar aquests dos conjunts.</text:p>
      <text:p text:style-name="P12"/>
      <text:p text:style-name="P12">El primer que hem fet ha estat juntar les dades en una sola taula, tenint en compte que hi poden haver elements repetits, <text:span text:style-name="T17">els quals hem eliminat per tal de treure informació redundant, doncs només ens interessa que cada estudiant hi figuri una única vegada.</text:span></text:p>
      <text:p text:style-name="P12"/>
      <text:p text:style-name="P13">Els autors ens informen de que les dades ja han passat un procès de neteja on s'han eliminat registres incoherents amb les dades les centres o que careixien de sentit. Tammateix, no hi ha valors desconeguts al conjunt de dades.</text:p>
      <text:p text:style-name="P13"/>
      <text:p text:style-name="P13"/>
      <text:p text:style-name="P12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nux Biolinum G" svg:font-family="'Linux Biolinum G'" style:font-adornments="Negri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03:27.551000000</meta:creation-date>
    <dc:date>2016-11-07T21:10:50.755000000</dc:date>
    <meta:editing-duration>PT45M5S</meta:editing-duration>
    <meta:editing-cycles>4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35" meta:word-count="779" meta:character-count="4907" meta:non-whitespace-character-count="4142"/>
  </office:meta>
</office:document-meta>
</file>